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24pt" fo:font-weight="bold" officeooo:rsid="001b3809" officeooo:paragraph-rsid="001b380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5pt" fo:font-weight="normal" officeooo:rsid="001b3809" officeooo:paragraph-rsid="001b3809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normal" officeooo:rsid="001b7cc0" officeooo:paragraph-rsid="001b7cc0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le flottante</text:p>
      <text:p text:style-name="P2"/>
      <text:p text:style-name="P2"/>
      <text:p text:style-name="P3">bibliographie :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41.409199293</meta:creation-date>
    <dc:date>2022-09-29T16:39:38.343363579</dc:date>
    <meta:editing-duration>PT16M57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2" meta:word-count="4" meta:character-count="30" meta:non-whitespace-character-count="28"/>
  </office:meta>
</office:document-meta>
</file>